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able_20_Contents">
      <style:text-properties officeooo:rsid="00212105" officeooo:paragraph-rsid="0021210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>
      <style:text-properties officeooo:rsid="00235037" officeooo:paragraph-rsid="00235037"/>
    </style:style>
    <style:style style:name="P7" style:family="paragraph" style:parent-style-name="Azione_20_attore">
      <style:text-properties officeooo:rsid="00212105" officeooo:paragraph-rsid="00212105"/>
    </style:style>
    <style:style style:name="P8" style:family="paragraph" style:parent-style-name="Azione_20_sistema">
      <style:text-properties officeooo:rsid="001e662b" officeooo:paragraph-rsid="001e662b"/>
    </style:style>
    <style:style style:name="P9" style:family="paragraph" style:parent-style-name="Azione_20_sistema">
      <style:text-properties officeooo:rsid="00212105" officeooo:paragraph-rsid="00212105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5d38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style:style style:name="T3" style:family="text">
      <style:text-properties officeooo:rsid="001ee7e5"/>
    </style:style>
    <style:style style:name="T4" style:family="text">
      <style:text-properties officeooo:rsid="000425b2"/>
    </style:style>
    <style:style style:name="T5" style:family="text">
      <style:text-properties officeooo:rsid="0025d38b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hiesta tirocinant<text:span text:style-name="T2">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Impiegat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83333" text:style-name="Numerazione_20_UC">
              <text:list-item text:start-value="1">
                <text:p text:style-name="P7">L'impiegato entra nell'area per fare la richiesta di tirocinanti.</text:p>
              </text:list-item>
              <text:list-item>
                <text:p text:style-name="P8">Il sistema riceve la richiesta e risponde in<text:span text:style-name="T1">viando all'impiegato un report.</text:span></text:p>
              </text:list-item>
              <text:list-item>
                <text:p text:style-name="P7">L'impiegato riceve il report e lo completa inserendo la data e il motivo per il quale è stata fatta la richiesta. </text:p>
              </text:list-item>
              <text:list-item>
                <text:p text:style-name="P7">L'impiegato invia la richiesta al sistema.</text:p>
              </text:list-item>
              <text:list-item>
                <text:p text:style-name="P9">Il sistema riceve la richiesta, la invia a scienze della formazione.</text:p>
              </text:list-item>
              <text:list-item>
                <text:p text:style-name="P9">Il sistema risponde all'impiegato con un messaggio di avvenuta richiest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impiegato riceve il messaggio di avvenuta richiesta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96154" text:style-name="L1">
              <text:list-item>
                <text:p text:style-name="P10"><text:span text:style-name="T1">L'impiegat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L'impiegato </text:span>riceve la lista dei tirocinanti o il messaggio d'errore entro 20 secondi.</text:p>
          </table:table-cell>
        </table:table-row>
      </table:table>
      <text:p text:style-name="P11">UC <text:span text:style-name="T5">8</text:span>: <text:span text:style-name="T4">L</text:span><text:span text:style-name="T3">'impiegato </text:span><text:span text:style-name="T5">richiede un tirocinante per un particolare ev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41S</meta:editing-duration>
    <meta:editing-cycles>8</meta:editing-cycles>
    <meta:generator>LibreOffice/3.6$Windows_x86 LibreOffice_project/da8c1e6-fd468f4-454e206-f42a4a9-143cfd</meta:generator>
    <dc:date>2012-10-24T19:24:50.59</dc:date>
    <meta:document-statistic meta:table-count="1" meta:image-count="0" meta:object-count="0" meta:page-count="1" meta:paragraph-count="22" meta:word-count="150" meta:character-count="991" meta:non-whitespace-character-count="869"/>
  </office:meta>
</office:document-meta>
</file>